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808080" draw:textarea-horizontal-align="justify" draw:textarea-vertical-align="middle" draw:auto-grow-height="false" fo:min-height="0.11cm" fo:min-width="0cm"/>
    </style:style>
    <style:style style:name="gr2" style:family="graphic" style:parent-style-name="standard">
      <style:graphic-properties svg:stroke-color="#000000" draw:fill-color="#808080" draw:textarea-horizontal-align="justify" draw:textarea-vertical-align="middle" draw:auto-grow-height="false" fo:min-height="0.11cm" fo:min-width="0cm"/>
    </style:style>
    <style:style style:name="gr3" style:family="graphic" style:parent-style-name="standard" style:list-style-name="L2">
      <style:graphic-properties svg:stroke-color="#000000" draw:fill-color="#808080" draw:textarea-horizontal-align="justify" draw:textarea-vertical-align="middle" draw:auto-grow-height="false" fo:min-height="0.11cm" fo:min-width="0cm"/>
    </style:style>
    <style:style style:name="gr4" style:family="graphic" style:parent-style-name="objectwithoutfill">
      <style:graphic-properties svg:stroke-width="0.018cm" svg:stroke-color="#000000" draw:marker-start-width="0.227cm" draw:marker-end="" draw:marker-end-width="0.227cm" draw:fill="none" draw:textarea-vertical-align="middle" fo:padding-top="0.134cm" fo:padding-bottom="0.134cm" fo:padding-left="0.259cm" fo:padding-right="0.259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156cm" fo:min-width="1.43cm"/>
    </style:style>
    <style:style style:name="gr7" style:family="graphic" style:parent-style-name="standard">
      <style:graphic-properties svg:stroke-color="#ff0000" draw:fill-color="#ffffff" draw:textarea-horizontal-align="justify" draw:textarea-vertical-align="middle" draw:auto-grow-height="false" fo:min-height="0.156cm" fo:min-width="1.43cm"/>
    </style:style>
    <style:style style:name="gr8" style:family="graphic" style:parent-style-name="objectwithoutfill">
      <style:graphic-properties svg:stroke-color="#ff0000" draw:fill="none" draw:textarea-vertical-align="middle"/>
    </style:style>
    <style:style style:name="P1" style:family="paragraph">
      <style:paragraph-properties fo:margin-top="0cm" fo:margin-bottom="0cm" fo:text-align="center"/>
    </style:style>
    <style:style style:name="P2" style:family="paragraph">
      <loext:graphic-properties draw:fill-color="#808080"/>
      <style:paragraph-properties fo:margin-top="0cm" fo:margin-bottom="0cm" fo:text-align="center"/>
      <style:text-properties fo:font-size="12pt"/>
    </style:style>
    <style:style style:name="P3" style:family="paragraph">
      <loext:graphic-properties draw:fill-color="#808080"/>
      <style:paragraph-properties fo:text-align="center"/>
    </style:style>
    <style:style style:name="P4" style:family="paragraph">
      <style:paragraph-properties fo:margin-left="0cm" fo:margin-right="0cm" fo:margin-top="0cm" fo:margin-bottom="0cm" fo:line-height="0.152cm" fo:text-align="center" fo:text-indent="0cm"/>
    </style:style>
    <style:style style:name="P5" style:family="paragraph">
      <style:paragraph-properties fo:margin-left="0cm" fo:margin-right="0cm" fo:margin-top="0cm" fo:margin-bottom="0cm" fo:line-height="0.508cm" fo:text-align="center" fo:text-indent="0cm"/>
    </style:style>
    <style:style style:name="P6" style:family="paragraph">
      <loext:graphic-properties draw:fill-color="#808080"/>
      <style:paragraph-properties fo:margin-left="0cm" fo:margin-right="0cm" fo:margin-top="0cm" fo:margin-bottom="0cm" fo:line-height="0.152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Arial" style:font-size-complex="15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text-align="center"/>
    </style:style>
    <style:style style:name="P8" style:family="paragraph">
      <style:paragraph-properties fo:line-height="0.508cm"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paragraph-properties fo:text-align="center"/>
    </style:style>
    <style:style style:name="T1" style:family="text">
      <style:text-properties fo:font-size="12pt"/>
    </style:style>
    <style:style style:name="T2" style:family="text">
      <style:text-properties fo:color="#000000" fo:font-size="15pt" style:font-size-asian="15pt" style:font-size-complex="15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Ari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Ari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style:text-position="-33% 58%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0.508cm" svg:height="0.508cm" svg:x="9.636cm" svg:y="12.105cm">
          <text:p text:style-name="P1"><text:span text:style-name="T1"/></text:p>
          <text:p text:style-name="P1"><text:span text:style-name="T1"/></text:p>
          <text:p text:style-name="P1"><text:span text:style-name="T2">v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3" xml:id="id10" draw:id="id10" draw:layer="layout" svg:width="0.508cm" svg:height="0.508cm" svg:x="13.7cm" svg:y="13.24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6" xml:id="id6" draw:id="id6" draw:layer="layout" svg:width="0.508cm" svg:height="0.508cm" svg:x="10.754cm" svg:y="9.311cm">
          <text:p text:style-name="P4"><text:span text:style-name="T3"/></text:p>
          <text:p text:style-name="P5"><text:span text:style-name="T3"><text:s text:c="2"/></text:span></text:p>
          <text:p text:style-name="P5"><text:span text:style-name="T4"/></text:p>
          <text:p text:style-name="P5"><text:span text:style-name="T4"><text:s text:c="2"/></text:span><text:span text:style-name="T4">u</text:span><text:span text:style-name="T5">1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3" xml:id="id1" draw:id="id1" draw:layer="layout" svg:width="0.508cm" svg:height="0.508cm" svg:x="6.461cm" svg:y="12.359cm">
          <text:p text:style-name="P7"/>
          <text:p text:style-name="P8"><text:s text:c="2"/></text:p>
          <text:p text:style-name="P8"><text:s text:c="2"/><text:span text:style-name="T6">u</text:span><text:span text:style-name="T7">3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3" xml:id="id4" draw:id="id4" draw:layer="layout" svg:width="0.508cm" svg:height="0.508cm" svg:x="5.826cm" svg:y="15.02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3" xml:id="id9" draw:id="id9" draw:layer="layout" svg:width="0.508cm" svg:height="0.508cm" svg:x="10.906cm" svg:y="14.899cm">
          <text:p text:style-name="P7"/>
          <text:p text:style-name="P7"><text:span text:style-name="T6"><text:s/></text:span></text:p>
          <text:p text:style-name="P7"><text:span text:style-name="T6"><text:s/></text:span><text:span text:style-name="T6">u</text:span><text:span text:style-name="T7">2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3" xml:id="id8" draw:id="id8" draw:layer="layout" svg:width="0.508cm" svg:height="0.508cm" svg:x="13.548cm" svg:y="10.581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3" xml:id="id7" draw:id="id7" draw:layer="layout" svg:width="0.508cm" svg:height="0.508cm" svg:x="13.04cm" svg:y="7.533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3" xml:id="id5" draw:id="id5" draw:layer="layout" svg:width="0.508cm" svg:height="0.508cm" svg:x="7.731cm" svg:y="9.05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3" xml:id="id3" draw:id="id3" draw:layer="layout" svg:width="0.508cm" svg:height="0.508cm" svg:x="3.311cm" svg:y="12.35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9" draw:layer="layout" draw:type="line" svg:x1="6.969cm" svg:y1="12.613cm" svg:x2="9.636cm" svg:y2="12.359cm" draw:start-shape="id1" draw:start-glue-point="10" draw:end-shape="id2" draw:end-glue-point="6" svg:d="M6969 12613l2667-254" svg:viewBox="0 0 2668 255">
          <text:p/>
        </draw:connector>
        <draw:connector draw:style-name="gr5" draw:text-style-name="P9" draw:layer="layout" draw:type="line" svg:x1="3.819cm" svg:y1="12.613cm" svg:x2="6.461cm" svg:y2="12.613cm" draw:start-shape="id3" draw:start-glue-point="10" draw:end-shape="id1" draw:end-glue-point="6" svg:d="M3819 12613h2642" svg:viewBox="0 0 2643 1">
          <text:p/>
        </draw:connector>
        <draw:connector draw:style-name="gr5" draw:text-style-name="P9" draw:layer="layout" draw:type="line" svg:x1="6.26cm" svg:y1="15.1cm" svg:x2="6.461cm" svg:y2="12.613cm" draw:start-shape="id4" draw:start-glue-point="11" draw:end-shape="id1" draw:end-glue-point="6" svg:d="M6260 15100l201-2487" svg:viewBox="0 0 202 2488">
          <text:p/>
        </draw:connector>
        <draw:connector draw:style-name="gr5" draw:text-style-name="P9" draw:layer="layout" draw:type="line" svg:x1="8.239cm" svg:y1="9.311cm" svg:x2="10.828cm" svg:y2="9.385cm" draw:start-shape="id5" draw:start-glue-point="10" draw:end-shape="id6" draw:end-glue-point="5" svg:d="M8239 9311l2589 74" svg:viewBox="0 0 2590 75">
          <text:p/>
        </draw:connector>
        <draw:connector draw:style-name="gr4" draw:text-style-name="P9" draw:layer="layout" draw:type="line" svg:x1="10.828cm" svg:y1="9.745cm" svg:x2="10.07cm" svg:y2="12.179cm" draw:start-shape="id6" draw:start-glue-point="7" draw:end-shape="id2" draw:end-glue-point="11" svg:d="M10828 9745l-758 2434" svg:viewBox="0 0 759 2435">
          <text:p/>
        </draw:connector>
        <draw:connector draw:style-name="gr5" draw:text-style-name="P9" draw:layer="layout" draw:type="line" svg:x1="13.114cm" svg:y1="7.967cm" svg:x2="11.262cm" svg:y2="9.565cm" draw:start-shape="id7" draw:start-glue-point="7" draw:end-shape="id6" draw:end-glue-point="10" svg:d="M13114 7967l-1852 1598" svg:viewBox="0 0 1853 1599">
          <text:p/>
        </draw:connector>
        <draw:connector draw:style-name="gr5" draw:text-style-name="P9" draw:layer="layout" draw:type="line" svg:x1="13.548cm" svg:y1="10.835cm" svg:x2="11.262cm" svg:y2="9.565cm" draw:start-shape="id8" draw:start-glue-point="6" draw:end-shape="id6" draw:end-glue-point="10" svg:d="M13548 10835l-2286-1270" svg:viewBox="0 0 2287 1271">
          <text:p/>
        </draw:connector>
        <draw:connector draw:style-name="gr4" draw:text-style-name="P9" draw:layer="layout" draw:type="line" svg:x1="10.98cm" svg:y1="14.973cm" svg:x2="10.07cm" svg:y2="12.539cm" draw:start-shape="id9" draw:start-glue-point="5" draw:end-shape="id2" draw:end-glue-point="9" svg:d="M10980 14973l-910-2434" svg:viewBox="0 0 911 2435">
          <text:p/>
        </draw:connector>
        <draw:connector draw:style-name="gr5" draw:text-style-name="P9" draw:layer="layout" draw:type="line" svg:x1="13.7cm" svg:y1="13.502cm" svg:x2="11.414cm" svg:y2="15.153cm" draw:start-shape="id10" draw:start-glue-point="6" draw:end-shape="id9" draw:end-glue-point="10" svg:d="M13700 13502l-2286 1651" svg:viewBox="0 0 2287 1652">
          <text:p/>
        </draw:connector>
        <draw:custom-shape draw:style-name="gr6" draw:text-style-name="P10" draw:layer="layout" svg:width="1.93cm" svg:height="0.406cm" svg:x="2.397cm" svg:y="11.724cm">
          <text:p/>
          <draw:enhanced-geometry svg:viewBox="0 0 21600 21600" draw:type="rectangle" draw:enhanced-path="M 0 0 L 21600 0 21600 21600 0 21600 0 0 Z N"/>
        </draw:custom-shape>
        <draw:line draw:style-name="gr5" draw:text-style-name="P9" draw:layer="layout" svg:x1="2.778cm" svg:y1="11.724cm" svg:x2="2.778cm" svg:y2="12.105cm">
          <text:p/>
        </draw:line>
        <draw:line draw:style-name="gr5" draw:text-style-name="P9" draw:layer="layout" svg:x1="3.286cm" svg:y1="11.725cm" svg:x2="3.286cm" svg:y2="12.106cm">
          <text:p/>
        </draw:line>
        <draw:line draw:style-name="gr5" draw:text-style-name="P9" draw:layer="layout" svg:x1="3.794cm" svg:y1="11.726cm" svg:x2="3.794cm" svg:y2="12.107cm">
          <text:p/>
        </draw:line>
        <draw:custom-shape draw:style-name="gr6" draw:text-style-name="P10" draw:layer="layout" svg:width="1.93cm" svg:height="0.406cm" svg:x="4.531cm" svg:y="15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9" draw:layer="layout" svg:x1="4.912cm" svg:y1="15.636cm" svg:x2="4.912cm" svg:y2="16.017cm">
          <text:p/>
        </draw:line>
        <draw:line draw:style-name="gr5" draw:text-style-name="P9" draw:layer="layout" svg:x1="5.42cm" svg:y1="15.637cm" svg:x2="5.42cm" svg:y2="16.018cm">
          <text:p/>
        </draw:line>
        <draw:line draw:style-name="gr5" draw:text-style-name="P9" draw:layer="layout" svg:x1="5.928cm" svg:y1="15.638cm" svg:x2="5.928cm" svg:y2="16.019cm">
          <text:p/>
        </draw:line>
        <draw:custom-shape draw:style-name="gr6" draw:text-style-name="P10" draw:layer="layout" svg:width="1.93cm" svg:height="0.406cm" svg:x="5.928cm" svg:y="11.6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9" draw:layer="layout" svg:x1="6.309cm" svg:y1="11.699cm" svg:x2="6.309cm" svg:y2="12.08cm">
          <text:p/>
        </draw:line>
        <draw:line draw:style-name="gr5" draw:text-style-name="P9" draw:layer="layout" svg:x1="6.817cm" svg:y1="11.7cm" svg:x2="6.817cm" svg:y2="12.081cm">
          <text:p/>
        </draw:line>
        <draw:line draw:style-name="gr5" draw:text-style-name="P9" draw:layer="layout" svg:x1="7.325cm" svg:y1="11.701cm" svg:x2="7.325cm" svg:y2="12.082cm">
          <text:p/>
        </draw:line>
        <draw:custom-shape draw:style-name="gr7" draw:text-style-name="P10" draw:layer="layout" svg:width="1.93cm" svg:height="0.406cm" svg:x="10.398cm" svg:y="12.2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9" draw:layer="layout" svg:x1="10.779cm" svg:y1="12.207cm" svg:x2="10.779cm" svg:y2="12.588cm">
          <text:p/>
        </draw:line>
        <draw:line draw:style-name="gr8" draw:text-style-name="P9" draw:layer="layout" svg:x1="11.287cm" svg:y1="12.208cm" svg:x2="11.287cm" svg:y2="12.589cm">
          <text:p/>
        </draw:line>
        <draw:line draw:style-name="gr8" draw:text-style-name="P9" draw:layer="layout" svg:x1="11.795cm" svg:y1="12.209cm" svg:x2="11.795cm" svg:y2="12.59cm">
          <text:p/>
        </draw:line>
        <draw:custom-shape draw:style-name="gr6" draw:text-style-name="P10" draw:layer="layout" svg:width="1.93cm" svg:height="0.406cm" svg:x="10.119cm" svg:y="8.4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9" draw:layer="layout" svg:x1="10.5cm" svg:y1="8.422cm" svg:x2="10.5cm" svg:y2="8.803cm">
          <text:p/>
        </draw:line>
        <draw:line draw:style-name="gr5" draw:text-style-name="P9" draw:layer="layout" svg:x1="11.008cm" svg:y1="8.423cm" svg:x2="11.008cm" svg:y2="8.804cm">
          <text:p/>
        </draw:line>
        <draw:line draw:style-name="gr5" draw:text-style-name="P9" draw:layer="layout" svg:x1="11.516cm" svg:y1="8.424cm" svg:x2="11.516cm" svg:y2="8.805cm">
          <text:p/>
        </draw:line>
        <draw:custom-shape draw:style-name="gr6" draw:text-style-name="P10" draw:layer="layout" svg:width="1.93cm" svg:height="0.406cm" svg:x="6.817cm" svg:y="8.4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9" draw:layer="layout" svg:x1="7.198cm" svg:y1="8.422cm" svg:x2="7.198cm" svg:y2="8.803cm">
          <text:p/>
        </draw:line>
        <draw:line draw:style-name="gr5" draw:text-style-name="P9" draw:layer="layout" svg:x1="7.706cm" svg:y1="8.423cm" svg:x2="7.706cm" svg:y2="8.804cm">
          <text:p/>
        </draw:line>
        <draw:line draw:style-name="gr5" draw:text-style-name="P9" draw:layer="layout" svg:x1="8.214cm" svg:y1="8.424cm" svg:x2="8.214cm" svg:y2="8.805cm">
          <text:p/>
        </draw:line>
        <draw:custom-shape draw:style-name="gr6" draw:text-style-name="P10" draw:layer="layout" svg:width="1.93cm" svg:height="0.406cm" svg:x="12.253cm" svg:y="6.7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9" draw:layer="layout" svg:x1="12.634cm" svg:y1="6.771cm" svg:x2="12.634cm" svg:y2="7.152cm">
          <text:p/>
        </draw:line>
        <draw:line draw:style-name="gr5" draw:text-style-name="P9" draw:layer="layout" svg:x1="13.142cm" svg:y1="6.772cm" svg:x2="13.142cm" svg:y2="7.153cm">
          <text:p/>
        </draw:line>
        <draw:line draw:style-name="gr5" draw:text-style-name="P9" draw:layer="layout" svg:x1="13.65cm" svg:y1="6.773cm" svg:x2="13.65cm" svg:y2="7.154cm">
          <text:p/>
        </draw:line>
        <draw:custom-shape draw:style-name="gr6" draw:text-style-name="P10" draw:layer="layout" svg:width="1.93cm" svg:height="0.406cm" svg:x="14.31cm" svg:y="10.6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9" draw:layer="layout" svg:x1="14.691cm" svg:y1="10.683cm" svg:x2="14.691cm" svg:y2="11.064cm">
          <text:p/>
        </draw:line>
        <draw:line draw:style-name="gr5" draw:text-style-name="P9" draw:layer="layout" svg:x1="15.199cm" svg:y1="10.684cm" svg:x2="15.199cm" svg:y2="11.065cm">
          <text:p/>
        </draw:line>
        <draw:line draw:style-name="gr5" draw:text-style-name="P9" draw:layer="layout" svg:x1="15.707cm" svg:y1="10.685cm" svg:x2="15.707cm" svg:y2="11.066cm">
          <text:p/>
        </draw:line>
        <draw:custom-shape draw:style-name="gr6" draw:text-style-name="P10" draw:layer="layout" svg:width="1.93cm" svg:height="0.406cm" svg:x="14.437cm" svg:y="13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9" draw:layer="layout" svg:x1="14.818cm" svg:y1="13.35cm" svg:x2="14.818cm" svg:y2="13.731cm">
          <text:p/>
        </draw:line>
        <draw:line draw:style-name="gr5" draw:text-style-name="P9" draw:layer="layout" svg:x1="15.326cm" svg:y1="13.351cm" svg:x2="15.326cm" svg:y2="13.732cm">
          <text:p/>
        </draw:line>
        <draw:line draw:style-name="gr5" draw:text-style-name="P9" draw:layer="layout" svg:x1="15.834cm" svg:y1="13.352cm" svg:x2="15.834cm" svg:y2="13.733cm">
          <text:p/>
        </draw:line>
        <draw:custom-shape draw:style-name="gr6" draw:text-style-name="P10" draw:layer="layout" svg:width="1.93cm" svg:height="0.406cm" svg:x="8.874cm" svg:y="15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9" draw:layer="layout" svg:x1="9.255cm" svg:y1="15.128cm" svg:x2="9.255cm" svg:y2="15.509cm">
          <text:p/>
        </draw:line>
        <draw:line draw:style-name="gr5" draw:text-style-name="P9" draw:layer="layout" svg:x1="9.763cm" svg:y1="15.129cm" svg:x2="9.763cm" svg:y2="15.51cm">
          <text:p/>
        </draw:line>
        <draw:line draw:style-name="gr5" draw:text-style-name="P9" draw:layer="layout" svg:x1="10.271cm" svg:y1="15.13cm" svg:x2="10.271cm" svg:y2="15.51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4-05T16:56:19.800000000</meta:creation-date>
    <dc:date>2024-04-05T17:04:47.849000000</dc:date>
    <meta:editing-duration>PT8M26S</meta:editing-duration>
    <meta:editing-cycles>4</meta:editing-cycles>
    <meta:generator>LibreOffice/6.1.2.1$Windows_X86_64 LibreOffice_project/65905a128db06ba48db947242809d14d3f9a93fe</meta:generator>
    <meta:document-statistic meta:object-count="59"/>
  </office:meta>
</office:document-meta>
</file>